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3" draw:textarea-horizontal-align="center" draw:textarea-vertical-align="middle"/>
    </style:style>
    <style:style style:name="gr2" style:family="graphic" style:parent-style-name="standard">
      <style:graphic-properties draw:stroke="none" draw:stroke-dash="Ultrafine_20_Dashed" svg:stroke-width="0cm" draw:marker-start-width="0.3cm" draw:marker-end-width="0.3cm" draw:fill="gradient" draw:fill-color="#729fcf" draw:fill-gradient-name="Gradient_20_4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ffffff" draw:marker-start-width="0.375cm" draw:marker-end-width="0.375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text-properties style:font-name="LM Sans 10"/>
    </style:style>
    <style:style style:name="T1" style:family="text">
      <style:text-properties style:font-name="LM Sans 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159cm" svg:height="6.19cm" svg:x="6.08cm" svg:y="7.509cm" svg:viewBox="0 0 10160 6191" draw:points="1754,497 0,476 0,6191 10160,6191 10160,476 6702,0 6251,497">
          <text:p/>
        </draw:polygon>
        <draw:polygon draw:style-name="gr2" draw:text-style-name="P1" draw:layer="layout" svg:width="11.429cm" svg:height="3.652cm" svg:x="5.991cm" svg:y="7.507cm" svg:viewBox="0 0 11430 3653" draw:points="0,0 11430,0 11430,876 10160,876 9531,994 8959,1313 8517,1729 8166,2103 7634,2546 7072,3043 6269,3556 5405,3653 4542,3625 3718,3293 3116,2906 2664,2296 2263,1618 1841,884 1309,774 636,774 0,876">
          <text:p/>
        </draw:polygon>
        <draw:frame draw:style-name="gr3" draw:text-style-name="P2" draw:layer="layout" svg:width="1.662cm" svg:height="2.123cm" svg:x="10.52cm" svg:y="7.837cm">
          <draw:text-box>
            <text:p text:style-name="P2"><text:span text:style-name="T1">bacs</text:span></text:p>
            <text:p text:style-name="P2"><text:span text:style-name="T1">subs</text:span></text:p>
          </draw:text-box>
        </draw:frame>
        <draw:custom-shape draw:style-name="gr4" draw:text-style-name="P1" draw:layer="layout" svg:width="0.65cm" svg:height="3.785cm" svg:x="5.445cm" svg:y="7.3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3.785cm" svg:x="16.24cm" svg:y="7.3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11cm" svg:y1="7.819cm" svg:x2="6.38cm" svg:y2="7.819cm">
          <text:p/>
        </draw:line>
        <draw:line draw:style-name="gr6" draw:text-style-name="P1" draw:layer="layout" svg:x1="16.975cm" svg:y1="7.836cm" svg:x2="15.705cm" svg:y2="7.836cm">
          <text:p/>
        </draw:line>
        <draw:frame draw:style-name="gr3" draw:text-style-name="P2" draw:layer="layout" svg:width="2.551cm" svg:height="2.123cm" svg:x="3.229cm" svg:y="7.071cm">
          <draw:text-box>
            <text:p text:style-name="P2"><text:span text:style-name="T1">flow,</text:span></text:p>
            <text:p text:style-name="P2"><text:span text:style-name="T1">subs_in</text:span></text:p>
          </draw:text-box>
        </draw:frame>
        <draw:frame draw:style-name="gr3" draw:text-style-name="P2" draw:layer="layout" svg:width="1.264cm" svg:height="1.187cm" svg:x="13.065cm" svg:y="7.993cm">
          <draw:text-box>
            <text:p text:style-name="P2"><text:span text:style-name="T1">vol</text:span></text:p>
          </draw:text-box>
        </draw:frame>
        <draw:frame draw:style-name="gr3" draw:text-style-name="P2" draw:layer="layout" svg:width="1.84cm" svg:height="3.059cm" svg:x="17.235cm" svg:y="7.15cm">
          <draw:text-box>
            <text:p text:style-name="P2"><text:span text:style-name="T1">flow,</text:span></text:p>
            <text:p text:style-name="P2"><text:span text:style-name="T1">bacs,</text:span></text:p>
            <text:p text:style-name="P2"><text:span text:style-name="T1">subs</text:span></text:p>
          </draw:text-box>
        </draw:frame>
        <draw:g>
          <draw:custom-shape draw:style-name="gr4" draw:text-style-name="P1" draw:layer="layout" svg:width="0.432cm" svg:height="0.432cm" svg:x="9.983cm" svg:y="9.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7" draw:text-style-name="P1" draw:layer="layout" svg:width="0.684cm" svg:height="1.319cm" svg:x="9.555cm" svg:y="9.02cm" svg:viewBox="0 0 685 1320" svg:d="M684 614c1 15 1 31 1 46 0 92-9 178-25 256-16 79-40 149-69 208-15 30-32 56-49 80-18 24-38 45-59 62s-43 31-67 40c-23 9-48 14-74 14s-51-5-74-14c-24-9-46-23-67-40s-40-38-58-62-34-50-49-80c-30-59-53-129-69-208-16-78-25-164-25-256s9-178 25-256c16-79 39-149 69-208 15-30 31-56 49-80s37-45 58-62 43-31 67-40c23-9 48-14 74-14s51 5 74 14c24 9 46 23 67 40s41 38 59 62c17 24 34 50 49 80 13 26 24 53 35 83h-53c-9-21-17-41-27-60-13-27-28-52-44-73s-33-39-50-53-35-25-54-32c-18-7-37-11-56-11s-38 4-56 11c-19 7-37 18-54 32s-34 32-49 53c-16 21-31 46-45 73-27 55-49 121-64 195-16 75-24 158-24 246s8 171 24 246c15 74 37 140 64 195 14 27 29 52 45 73 15 21 32 39 49 53s35 25 54 32c18 7 37 11 56 11s38-4 56-11c19-7 37-18 54-32s34-32 50-53 31-46 44-73c28-55 50-121 65-195 16-75 24-158 24-246 0-15 0-31-1-46z">
            <text:p/>
          </draw:path>
        </draw:g>
        <draw:g>
          <draw:custom-shape draw:style-name="gr4" draw:text-style-name="P1" draw:layer="layout" svg:width="0.432cm" svg:height="0.432cm" draw:transform="rotate (-1.5707963267949) translate (9.61cm 8.12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7" draw:text-style-name="P1" draw:layer="layout" svg:width="0.684cm" svg:height="1.319cm" draw:transform="rotate (-1.5707963267949) translate (10.02cm 7.7cm)" svg:viewBox="0 0 685 1320" svg:d="M684 614c1 15 1 31 1 46 0 92-9 178-25 256-16 79-40 149-69 208-15 30-32 56-49 80-18 24-38 45-59 62s-43 31-67 40c-23 9-48 14-74 14s-51-5-74-14c-24-9-46-23-67-40s-40-38-58-62-34-50-49-80c-30-59-53-129-69-208-16-78-25-164-25-256s9-178 25-256c16-79 39-149 69-208 15-30 31-56 49-80s37-45 58-62 43-31 67-40c23-9 48-14 74-14s51 5 74 14c24 9 46 23 67 40s41 38 59 62c17 24 34 50 49 80 13 26 24 53 35 83h-53c-9-21-17-41-27-60-13-27-28-52-44-73s-33-39-50-53-35-25-54-32c-18-7-37-11-56-11s-38 4-56 11c-19 7-37 18-54 32s-34 32-49 53c-16 21-31 46-45 73-27 55-49 121-64 195-16 75-24 158-24 246s8 171 24 246c15 74 37 140 64 195 14 27 29 52 45 73 15 21 32 39 49 53s35 25 54 32c18 7 37 11 56 11s38-4 56-11c19-7 37-18 54-32s34-32 50-53 31-46 44-73c28-55 50-121 65-195 16-75 24-158 24-246 0-15 0-31-1-4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M Sans 10" svg:font-family="'LM Sans 10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radial" draw:cx="50%" draw:cy="0%" draw:start-color="#ffffff" draw:end-color="#333333" draw:start-intensity="100%" draw:end-intensity="100%" draw:border="10%"/>
    <draw:gradient draw:name="Gradient_20_4" draw:display-name="Gradient 4" draw:style="linear" draw:start-color="#6699cc" draw:end-color="#cfe7f5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0-11T17:12:25.352331539</dc:date>
    <meta:editing-duration>PT3H39M32S</meta:editing-duration>
    <meta:editing-cycles>16</meta:editing-cycles>
    <dc:creator>David K</dc:creator>
    <meta:document-statistic meta:object-count="16"/>
  </office:meta>
</office:document-meta>
</file>